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soft-page-break/>
      <text:p text:style-name="PreformattedText">class Buffer {</text:p>
      <text:p text:style-name="PreformattedText"><text:s text:c="4"/>private final int BUFFER_SIZE = 5;</text:p>
      <text:p text:style-name="PreformattedText"><text:s text:c="4"/>private final int[] buffer = new int[BUFFER_SIZE];</text:p>
      <text:p text:style-name="PreformattedText"><text:s text:c="4"/>private int in = 0, out = 0;</text:p>
      <text:p text:style-name="PreformattedText"><text:s text:c="4"/>private int producedCount = 0;</text:p>
      <text:p text:style-name="PreformattedText"><text:s text:c="4"/>private int consumedCount = 0;</text:p>
      <text:p text:style-name="PreformattedText"/>
      <text:p text:style-name="PreformattedText"><text:s text:c="4"/>// Getter methods for producedCount and consumedCount</text:p>
      <text:p text:style-name="PreformattedText"><text:s text:c="4"/>public int getProducedCount() {</text:p>
      <text:p text:style-name="PreformattedText"><text:s text:c="8"/>return producedCount;</text:p>
      <text:p text:style-name="PreformattedText"><text:s text:c="4"/>}</text:p>
      <text:p text:style-name="PreformattedText"/>
      <text:p text:style-name="PreformattedText"><text:s text:c="4"/>public int getConsumedCount() {</text:p>
      <text:p text:style-name="PreformattedText"><text:s text:c="8"/>return consumedCount;</text:p>
      <text:p text:style-name="PreformattedText"><text:s text:c="4"/>}</text:p>
      <text:p text:style-name="PreformattedText"/>
      <text:p text:style-name="PreformattedText"><text:s text:c="4"/>// Producer method to add items to the buffer</text:p>
      <text:p text:style-name="PreformattedText"><text:s text:c="4"/>public synchronized void produce() throws InterruptedException {</text:p>
      <text:p text:style-name="PreformattedText"><text:s text:c="8"/>while ((in + 1) % BUFFER_SIZE == out) { <text:s/>// Buffer is full</text:p>
      <text:p text:style-name="PreformattedText"><text:s text:c="12"/>wait(); <text:s/>// Wait for space to become available</text:p>
      <text:p text:style-name="PreformattedText"><text:s text:c="8"/>}</text:p>
      <text:p text:style-name="PreformattedText"/>
      <text:p text:style-name="PreformattedText"><text:s text:c="8"/>buffer[in] = producedCount + 1;</text:p>
      <text:p text:style-name="PreformattedText"><text:s text:c="8"/>System.out.println("Produced: " + buffer[in]);</text:p>
      <text:p text:style-name="PreformattedText"><text:s text:c="8"/>in = (in + 1) % BUFFER_SIZE;</text:p>
      <text:p text:style-name="PreformattedText"><text:s text:c="8"/>producedCount++;</text:p>
      <text:p text:style-name="PreformattedText"/>
      <text:p text:style-name="PreformattedText"><text:s text:c="8"/>notify(); <text:s/>// Notify consumer that an item is available</text:p>
      <text:p text:style-name="PreformattedText"><text:s text:c="4"/>}</text:p>
      <text:p text:style-name="PreformattedText"/>
      <text:p text:style-name="PreformattedText"><text:s text:c="4"/>// Consumer method to remove items from the buffer</text:p>
      <text:p text:style-name="PreformattedText"><text:s text:c="4"/>public synchronized void consume() throws InterruptedException {</text:p>
      <text:p text:style-name="PreformattedText"><text:s text:c="8"/>while (in == out) { <text:s/>// Buffer is empty</text:p>
      <text:p text:style-name="PreformattedText"><text:s text:c="12"/>wait(); <text:s/>// Wait for an item to be produced</text:p>
      <text:p text:style-name="PreformattedText"><text:s text:c="8"/>}</text:p>
      <text:p text:style-name="PreformattedText"/>
      <text:p text:style-name="PreformattedText"><text:s text:c="8"/>int item = buffer[out];</text:p>
      <text:p text:style-name="PreformattedText"><text:s text:c="8"/>System.out.println("Consumed: " + item);</text:p>
      <text:p text:style-name="PreformattedText"><text:s text:c="8"/>out = (out + 1) % BUFFER_SIZE;</text:p>
      <text:p text:style-name="PreformattedText"><text:s text:c="8"/>consumedCount++;</text:p>
      <text:p text:style-name="PreformattedText"/>
      <text:p text:style-name="PreformattedText"><text:s text:c="8"/>notify(); <text:s/>// Notify producer that there is space available</text:p>
      <text:p text:style-name="PreformattedText"><text:s text:c="4"/>}</text:p>
      <text:p text:style-name="PreformattedText">}</text:p>
      <text:p text:style-name="PreformattedText"/>
      <text:p text:style-name="PreformattedText">class Producer implements Runnable {</text:p>
      <text:p text:style-name="PreformattedText"><text:s text:c="4"/>private final Buffer buffer;</text:p>
      <text:p text:style-name="PreformattedText"/>
      <text:p text:style-name="PreformattedText"><text:s text:c="4"/>public Producer(Buffer buffer) {</text:p>
      <text:p text:style-name="PreformattedText"><text:s text:c="8"/>this.buffer = buffer;</text:p>
      <text:p text:style-name="PreformattedText"><text:s text:c="4"/>}</text:p>
      <text:p text:style-name="PreformattedText"/>
      <text:p text:style-name="PreformattedText"><text:s text:c="4"/>@Override</text:p>
      <text:p text:style-name="PreformattedText"><text:s text:c="4"/>public void run() {</text:p>
      <text:p text:style-name="PreformattedText"><text:s text:c="8"/>try {</text:p>
      <text:p text:style-name="PreformattedText"><text:s text:c="12"/>while (true) {</text:p>
      <text:p text:style-name="PreformattedText"><text:s text:c="16"/>buffer.produce();</text:p>
      <text:p text:style-name="PreformattedText"><text:s text:c="16"/>if (buffer.getProducedCount() &gt;= 20) break;</text:p>
      <text:p text:style-name="PreformattedText"><text:s text:c="12"/>}</text:p>
      <text:soft-page-break/>
      <text:p text:style-name="PreformattedText"><text:s text:c="8"/>} catch (InterruptedException e) {</text:p>
      <text:p text:style-name="PreformattedText"><text:s text:c="12"/>Thread.currentThread().interrupt();</text:p>
      <text:p text:style-name="PreformattedText"><text:s text:c="8"/>}</text:p>
      <text:p text:style-name="PreformattedText"><text:s text:c="4"/>}</text:p>
      <text:p text:style-name="PreformattedText">}</text:p>
      <text:p text:style-name="PreformattedText"/>
      <text:p text:style-name="PreformattedText">class Consumer implements Runnable {</text:p>
      <text:p text:style-name="PreformattedText"><text:s text:c="4"/>private final Buffer buffer;</text:p>
      <text:p text:style-name="PreformattedText"/>
      <text:p text:style-name="PreformattedText"><text:s text:c="4"/>public Consumer(Buffer buffer) {</text:p>
      <text:p text:style-name="PreformattedText"><text:s text:c="8"/>this.buffer = buffer;</text:p>
      <text:p text:style-name="PreformattedText"><text:s text:c="4"/>}</text:p>
      <text:p text:style-name="PreformattedText"/>
      <text:p text:style-name="PreformattedText"><text:s text:c="4"/>@Override</text:p>
      <text:p text:style-name="PreformattedText"><text:s text:c="4"/>public void run() {</text:p>
      <text:p text:style-name="PreformattedText"><text:s text:c="8"/>try {</text:p>
      <text:p text:style-name="PreformattedText"><text:s text:c="12"/>while (true) {</text:p>
      <text:p text:style-name="PreformattedText"><text:s text:c="16"/>buffer.consume();</text:p>
      <text:p text:style-name="PreformattedText"><text:s text:c="16"/>if (buffer.getConsumedCount() &gt;= 20) break;</text:p>
      <text:p text:style-name="PreformattedText"><text:s text:c="12"/>}</text:p>
      <text:p text:style-name="PreformattedText"><text:s text:c="8"/>} catch (InterruptedException e) {</text:p>
      <text:p text:style-name="PreformattedText"><text:s text:c="12"/>Thread.currentThread().interrupt();</text:p>
      <text:p text:style-name="PreformattedText"><text:s text:c="8"/>}</text:p>
      <text:p text:style-name="PreformattedText"><text:s text:c="4"/>}</text:p>
      <text:p text:style-name="PreformattedText">}</text:p>
      <text:p text:style-name="PreformattedText"/>
      <text:p text:style-name="PreformattedText">public class pc_monitor {</text:p>
      <text:p text:style-name="PreformattedText"><text:s text:c="4"/>public static void main(String[] args) {</text:p>
      <text:p text:style-name="PreformattedText"><text:s text:c="8"/>Buffer buffer = new Buffer();</text:p>
      <text:p text:style-name="PreformattedText"><text:s text:c="8"/></text:p>
      <text:p text:style-name="PreformattedText"><text:s text:c="8"/>// Create producer and consumer threads</text:p>
      <text:p text:style-name="PreformattedText"><text:s text:c="8"/>Thread producerThread = new Thread(new Producer(buffer));</text:p>
      <text:p text:style-name="PreformattedText"><text:s text:c="8"/>Thread consumerThread = new Thread(new Consumer(buffer));</text:p>
      <text:p text:style-name="PreformattedText"/>
      <text:p text:style-name="PreformattedText"><text:s text:c="8"/>// Start the threads</text:p>
      <text:p text:style-name="PreformattedText"><text:s text:c="8"/>producerThread.start();</text:p>
      <text:p text:style-name="PreformattedText"><text:s text:c="8"/>consumerThread.start();</text:p>
      <text:p text:style-name="PreformattedText"/>
      <text:p text:style-name="PreformattedText"><text:s text:c="8"/>try {</text:p>
      <text:p text:style-name="PreformattedText"><text:s text:c="12"/>// Wait for both threads to finish</text:p>
      <text:p text:style-name="PreformattedText"><text:s text:c="12"/>producerThread.join();</text:p>
      <text:p text:style-name="PreformattedText"><text:s text:c="12"/>consumerThread.join();</text:p>
      <text:p text:style-name="PreformattedText"><text:s text:c="8"/>} catch (InterruptedException e) {</text:p>
      <text:p text:style-name="PreformattedText"><text:s text:c="12"/>Thread.currentThread().interrupt();</text:p>
      <text:p text:style-name="PreformattedText"><text:s text:c="8"/>}</text:p>
      <text:p text:style-name="PreformattedText"><text:s text:c="4"/>}</text:p>
      <text:p text:style-name="PreformattedText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AR PL SungtiL GB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vyanshu Patel</dc:creator>
    <meta:creation-date>2024-11-18T13:35:00Z</meta:creation-date>
    <dc:date>2024-11-18T13:36:00Z</dc:date>
    <meta:template xlink:href="Normal" xlink:type="simple"/>
    <meta:editing-cycles>2</meta:editing-cycles>
    <meta:editing-duration>PT60S</meta:editing-duration>
    <meta:document-statistic meta:page-count="3" meta:paragraph-count="5" meta:word-count="438" meta:character-count="2935" meta:row-count="20" meta:non-whitespace-character-count="2502"/>
  </office:meta>
</office:document-meta>
</file>